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6pt" fo:font-weight="bold" style:font-size-asian="16pt" style:font-weight-asian="bold" style:font-size-complex="16pt" style:font-weight-complex="bold"/>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6" style:family="paragraph" style:parent-style-name="Standard" style:master-page-name="">
      <style:paragraph-properties fo:margin-left="0cm" fo:margin-right="0cm" fo:line-height="150%" fo:text-indent="0cm" style:auto-text-indent="false" style:page-number="auto"/>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ktion</text:p>
      <text:p text:style-name="Standard"/>
      <text:p text:style-name="P2">Inledning</text:p>
      <text:p text:style-name="P2"/>
      <text:p text:style-name="P6">När jag funderade på vad jag skulle göra för examensarbete kom jag tidigt på att jag ville göra något som någon faktiskt kommer att ha användning för och kommer att använda för att underlätta det dagliga livet. Jag hade tidigare diskuterat med PFL (Psykologi För Lärande) om att hjälpa dem med att göra något som underlättade deras arbete med att hjälpa barn som har det svårt i skolan. PFL har något som kallas för elevhälso möten där de får i uppdrag av en skola att hjälpa en elev som skolan har vill hjälpa på tt sådant möte. </text:p>
      <text:p text:style-name="P5"/>
      <text:p text:style-name="P5">För att PFL ska gå in och vara så förberedda som möjligt och på bäst sätt kunna hjälpa eleven så ska elevens lärare skriva ner vad eleven har för svårigheter. Tidigare har den feedbacken från läraren varit rätt bristfällig så därför har jag och PFL skapat en applikation som går igenom vad vi vill att läraren ska rapportera om innan elevhälso mötet för att hjälpa eleven på bästa sätt. </text:p>
      <text:p text:style-name="P5"/>
      <text:p text:style-name="P5">Allt fler ungdomar har problem i skolan och det kan bero på flera faktorer. Det kan handla om att eleven har problem med att läsa (dyslexi), räkna (sifferdyslexi), koncentrations svårigheter och mycket annat. (Folkhälsomyndigheten) Det här verktyget kommer att pinpointa mer om vad eleven behöver hjälp med och på så vis kommer möjligheten att hjälpa eleven vid mötet att bli mycket större.</text:p>
      <text:p text:style-name="Standard"/>
      <text:p text:style-name="P2">Bakgrund</text:p>
      <text:p text:style-name="P2"/>
      <text:p text:style-name="P4">Eftersom att det här verktyget är såpass anpassat för ändamålet så finns det inget annat liknande där ute. Det finns verktyg såsom Gforms, Surveymonkey, Typeform och många fler. Problemet med dessa är att det inte finns några mallar som går att skräddarsy för just det här ändamålet. </text:p>
      <text:p text:style-name="P4"/>
      <text:p text:style-name="P4">Det vi kommer att utveckla innehåller inte bara att returnera svar på frågor som ställs till läraren utan kommer också att innefatta ett svarsresultat som kan studeras och forskas på i framtiden när svaren fylls på. </text:p>
      <text:p text:style-name="P4"/>
      <text:p text:style-name="P4">Det kommer också att skickas ut ett uppföljnings formulär där läraren får svara på hur situationen ser ut efter en viss tid och se om det har blivit några förbättringar för eleven efter elev hälso mötet. </text:p>
      <text:p text:style-name="P2"><text:soft-page-break/></text:p>
      <text:p text:style-name="P2">Syfte</text:p>
      <text:p text:style-name="P2"/>
      <text:p text:style-name="P4">Förhoppningsvis så kommer det här verktyget att hjälpa många elever i framtiden att få hjälp med de problem som de har i skolan. Verktyget är också utformat så att det ska gå fort att fylla i. Lärare har hög arbetsblastning och grundskolelärarna har i snitt bara en kvart till för- och efterarbete av varje lektion (Lärarförbundet.se). </text:p>
      <text:p text:style-name="P4"/>
      <text:p text:style-name="P4">Med det sagt är det är inte ett verktyg så mycket för lärarna som det är för eleverna. Det är trots allt för att bättra på elevhälsan i skolorna som vi gör detta verktyg. Jag är väldigt glad att jag fick det här tillfället att med hjälp av mina kunskaper kunna hjälpa ungdomar på vägen till en bättre skolgå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4M</meta:editing-duration>
    <meta:editing-cycles>8</meta:editing-cycles>
    <meta:generator>OpenOffice/4.1.3$Win32 OpenOffice.org_project/413m1$Build-9783</meta:generator>
    <dc:date>2017-02-22T11:38:56.34</dc:date>
    <dc:creator>Fredrik Eriksson</dc:creator>
    <meta:document-statistic meta:table-count="0" meta:image-count="0" meta:object-count="0" meta:page-count="2" meta:paragraph-count="12" meta:word-count="466" meta:character-count="2691"/>
    <meta:user-defined meta:name="Info 1"/>
    <meta:user-defined meta:name="Info 2"/>
    <meta:user-defined meta:name="Info 3"/>
    <meta:user-defined meta:name="Info 4"/>
  </office:meta>
</office:document-meta>
</file>